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3ad81" officeooo:paragraph-rsid="00054860"/>
    </style:style>
    <style:style style:name="P2" style:family="paragraph" style:parent-style-name="Standard">
      <style:text-properties officeooo:rsid="0003ad81" officeooo:paragraph-rsid="0007231a"/>
    </style:style>
    <style:style style:name="P3" style:family="paragraph" style:parent-style-name="Standard">
      <style:text-properties officeooo:rsid="0007231a" officeooo:paragraph-rsid="0007231a"/>
    </style:style>
    <style:style style:name="P4" style:family="paragraph" style:parent-style-name="Standard">
      <style:text-properties officeooo:rsid="0007e906" officeooo:paragraph-rsid="0007e906"/>
    </style:style>
    <style:style style:name="P5" style:family="paragraph" style:parent-style-name="Standard">
      <style:text-properties officeooo:rsid="0008ccb3" officeooo:paragraph-rsid="0008ccb3"/>
    </style:style>
    <style:style style:name="P6" style:family="paragraph" style:parent-style-name="Standard">
      <style:text-properties officeooo:rsid="000aa8df" officeooo:paragraph-rsid="000aa8df"/>
    </style:style>
    <style:style style:name="P7" style:family="paragraph" style:parent-style-name="Standard">
      <style:text-properties officeooo:rsid="000ca3df" officeooo:paragraph-rsid="000ca3df"/>
    </style:style>
    <style:style style:name="P8" style:family="paragraph" style:parent-style-name="Standard">
      <style:text-properties officeooo:rsid="000de3b0" officeooo:paragraph-rsid="000de3b0"/>
    </style:style>
    <style:style style:name="P9" style:family="paragraph" style:parent-style-name="Standard">
      <style:text-properties officeooo:rsid="000f7194" officeooo:paragraph-rsid="000f7194"/>
    </style:style>
    <style:style style:name="P10" style:family="paragraph" style:parent-style-name="Standard">
      <style:text-properties officeooo:rsid="000fa703" officeooo:paragraph-rsid="000fa703"/>
    </style:style>
    <style:style style:name="P11" style:family="paragraph" style:parent-style-name="Standard">
      <style:paragraph-properties fo:break-before="page"/>
      <style:text-properties officeooo:rsid="0007e906" officeooo:paragraph-rsid="0007e906"/>
    </style:style>
    <style:style style:name="T1" style:family="text">
      <style:text-properties officeooo:rsid="00054860"/>
    </style:style>
    <style:style style:name="T2" style:family="text">
      <style:text-properties officeooo:rsid="0007231a"/>
    </style:style>
    <style:style style:name="T3" style:family="text">
      <style:text-properties officeooo:rsid="0007e906"/>
    </style:style>
    <style:style style:name="T4" style:family="text">
      <style:text-properties officeooo:rsid="0008ccb3"/>
    </style:style>
    <style:style style:name="T5" style:family="text">
      <style:text-properties officeooo:rsid="000ca3df"/>
    </style:style>
    <style:style style:name="T6" style:family="text">
      <style:text-properties officeooo:rsid="000de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0) É importante o Scheduler (Escalonador) distinguir entre um processo I/O-bound e um processo CPU-bound em sistemas (principalmente<text:span text:style-name="T1">)</text:span> interativos, pois é necessário dar a sensação de fluidez ao usuário, dessa forma sendo necessário que processos I/O-bound tenham maior prioridade em relação aos demais processos CPU-bound.</text:p>
      <text:p text:style-name="P1"/>
      <text:p text:style-name="P1"><text:span text:style-name="T1">6.11) a) Queremos que a CPU esteja operando sempre em sua capacidade máxima, de forma que todo o tempo disponível de processamento seja utilizado da forma mais apropriada possível. O tempo de resposta é inversamente proporcional ao uso da CPU, uma vez que quanto mais trabalho a CPU tiver para realizar, mais lento será o tempo de resposta de um processo específico.</text:span></text:p>
      <text:p text:style-name="P1"/>
      <text:p text:style-name="P1"><text:span text:style-name="T1">b) Se eu quero que um processo X tenha o menor tempo de espera possível, mas já tenho um processo Y executando, quero também que o processo Y tenha o menor tempo de turnaround. Isso pode ser um problema pois como eu quero que Y tenha sua execução finalizada logo, eu não quero que aconteçam trocas de contexto ou uma preempção do processo Y, de forma que ele possa executar pelo maior número de tempo possível. Entretanto, se eu desejo ter um tempo de resposta pequeno para X, preciso ter preempção ativa e nesse caso interromper a execução de Y. É meio difícil que as duas propriedades sejam mutuamente amparadas.</text:span></text:p>
      <text:p text:style-name="P1"/>
      <text:p text:style-name="P2"><text:span text:style-name="T1">c) .</text:span></text:p>
      <text:p text:style-name="P2"/>
      <text:p text:style-name="P2"><text:span text:style-name="T2">6.12) Várias possíveis soluções, entre elas: adicionar mais um “nível”</text:span> <text:span text:style-name="T2">da loteria que só é executado quando não há nenhum processo no nível mais prioritário. Aumentar as chances de os processos prioritários ganharem na loteria simplesmente utilizando cálculos de porcentagem para adicionar mais “bolas dos processos que tem prioridade alta”.</text:span></text:p>
      <text:p text:style-name="P2"/>
      <text:p text:style-name="P3">6.13)</text:p>
      <text:p text:style-name="P3">(1) Prós: não existem problemas de comunicação / sincronização entre os processadores, não é necessário criar mais estruturas para coordenar os processadores, cache e contextos dos processos. Contras: O balanço de carga pode ficar prejudicado, com alguns processadores executando em seu máximo enquanto outros processadores não tem nada para executar (balanço de carga).</text:p>
      <text:p text:style-name="P3"/>
      <text:p text:style-name="P3">(2) Prós: o sistema operacional pode ficar bem mais rápido pois pode dividir as tarefas entre os cores. <text:span text:style-name="T3">Contras:</text:span> <text:span text:style-name="T3">p</text:span>odem existir problemas de balanceamento de carga, <text:span text:style-name="T3">além de problemas como o de processor affinity, onde um processo ficar mudando de processadores é algo extremamente ruim (por causa da cache).</text:span></text:p>
      <text:p text:style-name="P3"/>
      <text:p text:style-name="P4">6.14)</text:p>
      <text:p text:style-name="P4"/>
      <text:p text:style-name="P4">6.15) Claramente favorece os processos de CPU-bound, pois quanto mais tempo o processo executa na CPU, maior é o seu tempo para executar no próximo momento que ele ocupar a CPU e também maior o seu nível de prioridade.</text:p>
      <text:p text:style-name="P4"/>
      <text:p text:style-name="P4"><text:line-break/><text:line-break/><text:line-break/></text:p>
      <text:p text:style-name="P11">6.16) Ordem de chegada: P1, P2, P3, P4 e P5. Todos no tempo zero.</text:p>
      <text:p text:style-name="P4"/>
      <text:p text:style-name="P4">P1 = {burst: 2, <text:s/>priority: 2} </text:p>
      <text:p text:style-name="P4">P2 = {burst: 1, <text:s/>priority: 1}</text:p>
      <text:p text:style-name="P4">P3 = {burst: 8, <text:s/>priority: 4}</text:p>
      <text:p text:style-name="P4">P4 = {burst: 4, <text:s/>priority: 2}</text:p>
      <text:p text:style-name="P4">P5 = {burst: 5, <text:s/>priority: 3}</text:p>
      <text:p text:style-name="P4"/>
      <text:p text:style-name="P4">(a) Algoritmo First-Come, First-Served:</text:p>
      <text:p text:style-name="P4">P<text:span text:style-name="T4">2</text:span> → p<text:span text:style-name="T4">1</text:span> → p<text:span text:style-name="T4">4</text:span> → p5 → p<text:span text:style-name="T4">3</text:span></text:p>
      <text:p text:style-name="P7">Turnaround: P1=3; P2=1; P3=20; P4=7; P5=12 </text:p>
      <text:p text:style-name="P8">Waiting time: <text:span text:style-name="T5">P1=</text:span>1<text:span text:style-name="T5">; P2=</text:span>0<text:span text:style-name="T5">; P3=</text:span>12<text:span text:style-name="T5">; P4=</text:span>3<text:span text:style-name="T5">; P5=</text:span>7<text:span text:style-name="T5"> </text:span></text:p>
      <text:p text:style-name="P10">Average waiting time: 4.6</text:p>
      <text:p text:style-name="P4"/>
      <text:p text:style-name="P5">(b) Algoritmo Shortest-Job-First:</text:p>
      <text:p text:style-name="P5">P2 → P1 → P4 → p5 → p3</text:p>
      <text:p text:style-name="P7">Turnaround: <text:s/>P1=3;P2=1;P3=20;P4=7;P5=12</text:p>
      <text:p text:style-name="P8">Waiting time: <text:span text:style-name="T5">P1=</text:span>1<text:span text:style-name="T5">; P2=</text:span>0<text:span text:style-name="T5">; P3=</text:span>12<text:span text:style-name="T5">; P4=</text:span>3<text:span text:style-name="T5">; P5=</text:span>7<text:span text:style-name="T5"> </text:span></text:p>
      <text:p text:style-name="P10">Average waiting time: 4.6</text:p>
      <text:p text:style-name="P5"/>
      <text:p text:style-name="P6">(c) <text:span text:style-name="T5">Non-preemptive (higher number, higher priority):</text:span></text:p>
      <text:p text:style-name="P7">P3 → P5 → P1 → P4 → P2</text:p>
      <text:p text:style-name="P7">Turnaround: P1=<text:span text:style-name="T6">15</text:span>;P2=<text:span text:style-name="T6">20</text:span>;P3=<text:span text:style-name="T6">8</text:span>;P4=<text:span text:style-name="T6">19</text:span>;P5=<text:span text:style-name="T6">13</text:span></text:p>
      <text:p text:style-name="P9">Waiting time: <text:span text:style-name="T5">P1=</text:span>13<text:span text:style-name="T5">; P2=</text:span>19<text:span text:style-name="T5">; P3=</text:span>0<text:span text:style-name="T5">; P4=</text:span>15<text:span text:style-name="T5">; P5=</text:span>8<text:span text:style-name="T5"> </text:span></text:p>
      <text:p text:style-name="P10">Average waiting time: 11</text:p>
      <text:p text:style-name="P7"/>
      <text:p text:style-name="P7">(d) Round-robin com quantum = 2</text:p>
      <text:p text:style-name="P7">P1 → P2 → P3(=6) → P4(=2) → P5(=3) → P3(=4) → P4 → P5(=1) → P3(=2) → P5 → P3</text:p>
      <text:p text:style-name="P9">Waiting time: <text:span text:style-name="T5">P1=</text:span>0<text:span text:style-name="T5">; P2=</text:span>2<text:span text:style-name="T5">; P3=</text:span>4<text:span text:style-name="T5">; P4=</text:span>6<text:span text:style-name="T5">; P5=</text:span>8<text:span text:style-name="T5"> </text:span></text:p>
      <text:p text:style-name="P10">Average waiting time: 4</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22:10:00.595694159</meta:creation-date>
    <meta:generator>LibreOffice/4.3.6.2$Linux_X86_64 LibreOffice_project/430$Build-2</meta:generator>
    <dc:date>2015-05-08T23:50:20.369649266</dc:date>
    <meta:editing-duration>PT39M16S</meta:editing-duration>
    <meta:editing-cycles>6</meta:editing-cycles>
    <meta:document-statistic meta:table-count="0" meta:image-count="0" meta:object-count="0" meta:page-count="2" meta:paragraph-count="36" meta:word-count="577" meta:character-count="3461" meta:non-whitespace-character-count="2904"/>
  </office:meta>
</office:document-meta>
</file>